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bold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6796e6" loext:opacity="100%"/>
    </style:style>
    <style:style style:name="T2" style:family="text">
      <style:text-properties fo:color="#569cd6" loext:opacity="100%" fo:font-weight="bold"/>
    </style:style>
    <style:style style:name="T3" style:family="text">
      <style:text-properties fo:color="#569cd6" loext:opacity="100%" style:font-name="Droid Sans Mono" fo:font-size="10.5pt" fo:font-weight="bold"/>
    </style:style>
    <style:style style:name="T4" style:family="text">
      <style:text-properties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EVIDENCIAS DE LA ACTIVIDAD 3</text:p>
      <text:p text:style-name="P4"/>
      <text:p text:style-name="P3"><text:s/>Información del Commit</text:p>
      <text:p text:style-name="P1"><text:span text:style-name="T1">-</text:span> <text:span text:style-name="T2">Hash del Commit</text:span>: 3f88e325</text:p>
      <text:p text:style-name="P1"><text:span text:style-name="T1">-</text:span> <text:span text:style-name="T2">Mensaje</text:span>: "ACTIVIDAD 3: Proyecto visor-perfiles modificado"</text:p>
      <text:p text:style-name="P1"><text:span text:style-name="T1">-</text:span> <text:span text:style-name="T2">Fecha</text:span>: 19 de agosto de 2025</text:p>
      <text:p text:style-name="P1"><text:span text:style-name="T1">-</text:span> <text:span text:style-name="T2">Archivos modificados</text:span>: 53 archivos</text:p>
      <text:p text:style-name="P1"><text:span text:style-name="T1">-</text:span> <text:span text:style-name="T2">Insertions</text:span>: 19,172 líneas</text:p>
      <text:p text:style-name="P4"/>
      <text:p text:style-name="P3"><text:s/>Comando Git Log</text:p>
      <text:p text:style-name="P1">```</text:p>
      <text:p text:style-name="P1">3f88e325 (HEAD -&gt; main, origin/main, origin/HEAD) ACTIVIDAD 3: Proyecto visor-perfiles modificado</text:p>
      <text:p text:style-name="P1">1799a1f2 avance2</text:p>
      <text:p text:style-name="P1">a1161cc1 AVANCE DEL PROYECTO1</text:p>
      <text:p text:style-name="P1">```</text:p>
      <text:p text:style-name="P4"/>
      <text:p text:style-name="P3"><text:s/>Verificación en GitHub</text:p>
      <text:p text:style-name="P1"><text:span text:style-name="T1">-</text:span> <text:span text:style-name="T2">Repositorio</text:span>: https://github.com/Badboi114/APPmovil</text:p>
      <text:p text:style-name="P1"><text:span text:style-name="T1">-</text:span> <text:span text:style-name="T2">Rama</text:span>: main</text:p>
      <text:p text:style-name="P1"><text:span text:style-name="T1">-</text:span> <text:span text:style-name="T2">Estado</text:span>: Successfully pushed to origin/main</text:p>
      <text:p text:style-name="P4"/>
      <text:p text:style-name="P3"><text:s/>Estructura Final</text:p>
      <text:p text:style-name="P1">```</text:p>
      <text:p text:style-name="P1">A3/</text:p>
      <text:p text:style-name="P2">├── <text:span text:style-name="T4">README_ACTIVIDAD3.md</text:span></text:p>
      <text:p text:style-name="P2">└── <text:span text:style-name="T4">visor-perfiles-modificado/</text:span></text:p>
      <text:p text:style-name="P2">├── <text:span text:style-name="T4">package.json (MODIFICADO)</text:span></text:p>
      <text:p text:style-name="P2">├── <text:span text:style-name="T4">src/</text:span></text:p>
      <text:p text:style-name="P2">│ └── <text:span text:style-name="T4">app/</text:span></text:p>
      <text:p text:style-name="P2">│ ├── <text:span text:style-name="T4">app.component.html (MODIFICADO)</text:span></text:p>
      <text:p text:style-name="P2">│ ├── <text:span text:style-name="T4">app.component.scss (MODIFICADO)</text:span></text:p>
      <text:p text:style-name="P2">│ └── <text:span text:style-name="T4">tab1/</text:span></text:p>
      <text:p text:style-name="P2">│ ├── <text:span text:style-name="T4">tab1.page.html (MODIFICADO)</text:span></text:p>
      <text:p text:style-name="P2">│ ├── <text:span text:style-name="T4">tab1.page.ts (MODIFICADO)</text:span></text:p>
      <text:p text:style-name="P2">│ └── <text:span text:style-name="T4">tab1.page.scss (MODIFICADO)</text:span></text:p>
      <text:p text:style-name="P2">└── <text:span text:style-name="T4">[otros archivos copiados del proyecto original]</text:span></text:p>
      <text:p text:style-name="P1">```</text:p>
      <text:p text:style-name="P4"/>
      <text:p text:style-name="P3"><text:s/>Diferencias Principales</text:p>
      <text:p text:style-name="P1"><text:span text:style-name="T1">1.</text:span> <text:span text:style-name="T2">Configuración</text:span>: Cambio de nombre, versión y autor en package.json</text:p>
      <text:p text:style-name="P1"><text:span text:style-name="T1">2.</text:span> <text:span text:style-name="T2">Interfaz</text:span>: Header personalizado y sección de bienvenida</text:p>
      <text:p text:style-name="P1"><text:span text:style-name="T1">3.</text:span> <text:span text:style-name="T2">Funcionalidad</text:span>: Tab1 convertido en visor de perfiles profesionales</text:p>
      <text:p text:style-name="P1"><text:span text:style-name="T1">4.</text:span> <text:span text:style-name="T2">Estilos</text:span>: CSS completamente personalizado con gradientes y efectos</text:p>
      <text:p text:style-name="P1"><text:span text:style-name="T1">5.</text:span> <text:span text:style-name="T2">Datos</text:span>: Array de perfiles con información profesional</text:p>
      <text:p text:style-name="P4"/>
      <text:p text:style-name="P3"><text:s/>Cumplimiento de Criterios</text:p>
      <text:p text:style-name="P2"><text:span text:style-name="T3">Copia del Commit en Github</text:span><text:span text:style-name="T4">: Commit 3f88e325 subido exitosamente </text:span></text:p>
      <text:p text:style-name="P2"><text:span text:style-name="T3">Modificación de configuración</text:span><text:span text:style-name="T4">: package.json actualizado </text:span></text:p>
      <text:p text:style-name="P2"><text:span text:style-name="T3">Cambio realizado</text:span><text:span text:style-name="T4">: Estructura completamente diferente implementada </text:span></text:p>
      <text:p text:style-name="P2"><text:soft-page-break/><text:span text:style-name="T3">Evidencia en Github</text:span><text:span text:style-name="T4">: Proyecto disponible en https://github.com/Badboi114/APPmovil </text:span></text:p>
      <text:p text:style-name="P4"/>
      <text:p text:style-name="P3">Estado Git Final</text:p>
      <text:p text:style-name="P1">```</text:p>
      <text:p text:style-name="P1">En la rama main</text:p>
      <text:p text:style-name="P1">Tu rama está actualizada con 'origin/main'.</text:p>
      <text:p text:style-name="P1">nada para hacer commit, el árbol de trabajo está limpio</text:p>
      <text:p text:style-name="P1">```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07:58:44.497244537</meta:creation-date>
    <dc:date>2025-08-19T08:08:53.994445381</dc:date>
    <meta:editing-duration>PT10M11S</meta:editing-duration>
    <meta:editing-cycles>1</meta:editing-cycles>
    <meta:document-statistic meta:table-count="0" meta:image-count="0" meta:object-count="0" meta:page-count="2" meta:paragraph-count="50" meta:word-count="221" meta:character-count="1653" meta:non-whitespace-character-count="1471"/>
    <meta:generator>LibreOffice/24.2.7.2$Linux_X86_64 LibreOffice_project/420$Build-2</meta:generator>
  </office:meta>
</office:document-meta>
</file>